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ce6" officeooo:paragraph-rsid="000ba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 doing some chan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8:23:09.468317907</meta:creation-date>
    <dc:date>2022-02-15T15:05:18.920364303</dc:date>
    <meta:editing-duration>PT2M1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20" meta:non-whitespace-character-count="17"/>
  </office:meta>
</office:document-meta>
</file>